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>
        <style:tab-stops>
          <style:tab-stop style:position="0cm"/>
        </style:tab-stops>
      </style:paragraph-properties>
    </style:style>
    <style:style style:name="P2" style:family="paragraph" style:parent-style-name="No_20_Spacing">
      <style:paragraph-properties fo:margin-top="0.423cm" fo:margin-bottom="0cm" style:contextual-spacing="false"/>
    </style:style>
    <style:style style:name="P3" style:family="paragraph" style:parent-style-name="Standard">
      <style:paragraph-properties fo:margin-top="0.423cm" fo:margin-bottom="0cm" style:contextual-spacing="false"/>
    </style:style>
    <style:style style:name="P4" style:family="paragraph" style:parent-style-name="Standard">
      <style:paragraph-properties fo:margin-top="0.423cm" fo:margin-bottom="0cm" style:contextual-spacing="false"/>
      <style:text-properties style:font-name="Times New Roman" fo:font-size="14pt" fo:language="uk" fo:country="UA" style:font-size-asian="14pt" style:font-name-complex="Times New Roman1"/>
    </style:style>
    <style:style style:name="P5" style:family="paragraph" style:parent-style-name="Standard">
      <style:paragraph-properties fo:margin-top="0.423cm" fo:margin-bottom="0cm" style:contextual-spacing="false"/>
      <style:text-properties officeooo:paragraph-rsid="000d6257"/>
    </style:style>
    <style:style style:name="T1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2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1"/>
    </style:style>
    <style:style style:name="T3" style:family="text">
      <style:text-properties style:font-name="Times New Roman" fo:font-size="14pt" fo:language="uk" fo:country="UA" fo:font-style="italic" fo:font-weight="bold" officeooo:rsid="000d418c" style:font-size-asian="14pt" style:font-style-asian="italic" style:font-weight-asian="bold" style:font-name-complex="Times New Roman1"/>
    </style:style>
    <style:style style:name="T4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1" style:font-style-complex="italic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/>
    </style:style>
    <style:style style:name="T6" style:family="text">
      <style:text-properties style:font-name="Times New Roman" fo:font-size="14pt" fo:language="uk" fo:country="UA" fo:font-weight="bold" officeooo:rsid="000d418c" style:font-size-asian="14pt" style:font-weight-asian="bold" style:font-name-complex="Times New Roman1" style:font-weight-complex="bold"/>
    </style:style>
    <style:style style:name="T7" style:family="text">
      <style:text-properties style:font-name="Times New Roman" fo:font-size="14pt" fo:language="uk" fo:country="UA" style:font-size-asian="14pt" style:font-name-complex="Times New Roman1"/>
    </style:style>
    <style:style style:name="T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0d418c" style:font-size-asian="14pt" style:font-name-complex="Times New Roman1"/>
    </style:style>
    <style:style style:name="T10" style:family="text">
      <style:text-properties style:font-name="Times New Roman" fo:font-size="14pt" fo:language="uk" fo:country="UA" officeooo:rsid="000d6257" style:font-size-asian="14pt" style:font-name-complex="Times New Roman1"/>
    </style:style>
    <style:style style:name="T11" style:family="text">
      <style:text-properties style:font-name="Times New Roman" fo:font-size="14pt" fo:language="uk" fo:country="UA" officeooo:rsid="000f7aba" style:font-size-asian="14pt" style:font-name-complex="Times New Roman1"/>
    </style:style>
    <style:style style:name="T12" style:family="text">
      <style:text-properties style:font-name="Times New Roman" fo:font-size="14pt" fo:language="uk" fo:country="UA" fo:font-style="normal" fo:font-weight="bold" officeooo:rsid="000d418c" style:font-size-asian="14pt" style:font-style-asian="normal" style:font-weight-asian="bold" style:font-name-complex="Times New Roman1" style:font-style-complex="normal"/>
    </style:style>
    <style:style style:name="T13" style:family="text">
      <style:text-properties fo:color="#262626" loext:opacity="100%" style:font-name="Times New Roman" fo:font-size="14pt" fo:font-weight="bold" style:font-size-asian="14pt" style:font-weight-asian="bold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2</text:span><text:span text:style-name="T1">1</text:span><text:span text:style-name="T2">.</text:span><text:span text:style-name="T3">02</text:span><text:span text:style-name="T2">.202</text:span><text:span text:style-name="T3">2</text:span><text:span text:style-name="T2"> </text:span></text:p>
      <text:p text:style-name="P2"><text:span text:style-name="T2">Тема: <text:s/></text:span><text:span text:style-name="T12">Рівноприскорений рух</text:span><text:span text:style-name="T4">. </text:span><text:span text:style-name="T5">Розв’язування задач</text:span></text:p>
      <text:p text:style-name="P3"><text:span text:style-name="T13">План уроку:</text:span></text:p>
      <text:p text:style-name="P3"><text:span text:style-name="T7">1. </text:span><text:span text:style-name="T9">Повторити</text:span><text:span text:style-name="T7"> § </text:span><text:span text:style-name="T9">28, 29</text:span><text:span text:style-name="T7">: </text:span><text:span text:style-name="T9">вивчити формули — </text:span><text:span text:style-name="T6">“Підбиваємо підсумки”</text:span><text:span text:style-name="T9"> (стор. 197), розглянути приклади розв'язування задач</text:span><text:span text:style-name="T7"> (стор. </text:span><text:span text:style-name="T9">195-197</text:span><text:span text:style-name="T7">).</text:span></text:p>
      <text:p text:style-name="P3"><text:span text:style-name="T7">2. Перегляньте </text:span><text:span text:style-name="T11">презентацію</text:span><text:span text:style-name="T7">: </text:span><text:a xlink:type="simple" xlink:href="https://docs.google.com/presentation/d/10as1aXWMOkE6DQy8jbbzmBjjgSOopACF/edit?usp=sharing&amp;ouid=118156380458410238258&amp;rtpof=true&amp;sd=true" text:style-name="Internet_20_link" text:visited-style-name="Visited_20_Internet_20_Link"><text:span text:style-name="T7">https://docs.google.com/presentation/d/10as1aXWMOkE6DQy8jbbzmBjjgSOopACF/edit?usp=sharing&amp;ouid=118156380458410238258&amp;rtpof=true&amp;sd=true</text:span></text:a><text:span text:style-name="T7"> </text:span></text:p>
      <text:p text:style-name="P3"><text:span text:style-name="T9">3</text:span><text:span text:style-name="T7">. Запишіть у зошитах </text:span><text:span text:style-name="T9">приклади розв'язування задач № </text:span><text:span text:style-name="T10">4,5</text:span><text:span text:style-name="T9"> </text:span><text:span text:style-name="T7">: </text:span><text:a xlink:type="simple" xlink:href="https://drive.google.com/file/d/1npT53eFWu1GM_vUpi2ujjCULUQ34MDqT/view?usp=sharing" text:style-name="Internet_20_link" text:visited-style-name="Visited_20_Internet_20_Link"><text:span text:style-name="T7">https://drive.google.com/file/d/1npT53eFWu1GM_vUpi2ujjCULUQ34MDqT/view?usp=sharing</text:span></text:a><text:span text:style-name="T7"> </text:span></text:p>
      <text:p text:style-name="P5"><text:span text:style-name="T10">4</text:span><text:span text:style-name="T9">. Запишіть у зошитах приклади розв'язування задач № </text:span><text:span text:style-name="T10">1-4, 6</text:span><text:span text:style-name="T9">: </text:span><text:a xlink:type="simple" xlink:href="https://drive.google.com/file/d/1iOXYf7x-cXOzfrxIoYMcwBnC8t6kcpB3/view?usp=sharing" text:style-name="Internet_20_link" text:visited-style-name="Visited_20_Internet_20_Link"><text:span text:style-name="T9">https://drive.google.com/file/d/1iOXYf7x-cXOzfrxIoYMcwBnC8t6kcpB3/view?usp=sharing</text:span></text:a><text:span text:style-name="T9"> </text:span></text:p>
      <text:p text:style-name="P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me</meta:initial-creator>
    <meta:editing-cycles>14</meta:editing-cycles>
    <meta:creation-date>2021-11-09T21:47:00</meta:creation-date>
    <dc:date>2022-02-21T10:01:09.765000000</dc:date>
    <meta:editing-duration>PT52M30S</meta:editing-duration>
    <meta:generator>LibreOffice/7.2.2.2$Windows_X86_64 LibreOffice_project/02b2acce88a210515b4a5bb2e46cbfb63fe97d56</meta:generator>
    <meta:document-statistic meta:table-count="0" meta:image-count="0" meta:object-count="0" meta:page-count="1" meta:paragraph-count="7" meta:word-count="51" meta:character-count="652" meta:non-whitespace-character-count="602"/>
    <meta:user-defined meta:name="AppVersion">15.0000</meta:user-defined>
    <meta:user-defined meta:name="Company">AlexSoft</meta:user-defined>
    <meta:template xlink:type="simple" xlink:actuate="onRequest" xlink:title="Normal" xlink:href=""/>
  </office:meta>
</office:document-meta>
</file>